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automatic-styles>
    <style:style style:family="table-column" style:name="co1">
      <style:table-column-properties fo:break-before="auto" style:column-width="2.637cm"/>
    </style:style>
    <style:style style:family="table-column" style:name="co2">
      <style:table-column-properties fo:break-before="auto" style:column-width="6.747cm"/>
    </style:style>
    <style:style style:family="table-column" style:name="co3">
      <style:table-column-properties fo:break-before="auto" style:column-width="2.203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1.669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2.738cm"/>
    </style:style>
    <style:style style:family="table-column" style:name="co8">
      <style:table-column-properties fo:break-before="auto" style:column-width="3.041cm"/>
    </style:style>
    <style:style style:family="table-column" style:name="co9">
      <style:table-column-properties fo:break-before="auto" style:column-width="4.59cm"/>
    </style:style>
    <style:style style:family="table-column" style:name="co10">
      <style:table-column-properties fo:break-before="auto" style:column-width="1.767cm"/>
    </style:style>
    <style:style style:family="table-column" style:name="co11">
      <style:table-column-properties fo:break-before="auto" style:column-width="2.267cm"/>
    </style:style>
    <style:style style:family="table-column" style:name="co12">
      <style:table-column-properties fo:break-before="auto" style:column-width="2.258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7cm" style:use-optimal-row-height="false"/>
    </style:style>
    <style:style style:family="table-row" style:name="ro3">
      <style:table-row-properties fo:break-before="auto" style:row-height="0.801cm" style:use-optimal-row-height="false"/>
    </style:style>
    <style:style style:family="table-row" style:name="ro4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data-style-name="N36" style:family="table-cell" style:name="ce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9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font-size-asian="12pt" style:font-size-complex="12pt" style:text-underline-style="none"/>
    </style:style>
    <style:style style:family="table-cell" style:name="ce20" style:parent-style-name="Default">
      <style:text-properties fo:font-size="20pt" style:font-size-asian="20pt" style:font-size-complex="20pt"/>
    </style:style>
    <style:style style:data-style-name="N36" style:family="table-cell" style:name="ce2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4pt" fo:font-weight="normal" style:font-name="Arial2" style:font-size-asian="14pt" style:font-size-complex="14pt" style:text-underline-style="none"/>
    </style:style>
    <style:style style:data-style-name="N36" style:family="table-cell" style:name="ce2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30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3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2" style:text-underline-style="none"/>
    </style:style>
    <style:style style:data-style-name="N0" style:family="table-cell" style:name="ce32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4" style:family="table-cell" style:name="ce11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35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style="normal" fo:font-weight="normal" style:font-name="Arial" style:text-underline-style="none"/>
    </style:style>
    <style:style style:data-style-name="N134" style:family="table-cell" style:name="ce3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start"/>
      <style:text-properties fo:color="#000000" fo:font-size="12pt" fo:font-weight="normal" style:font-name="Arial" style:text-underline-style="none"/>
    </style:style>
    <style:style style:data-style-name="N134" style:family="table-cell" style:name="ce37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15" style:parent-style-name="Default">
      <style:table-cell-properties fo:border-bottom="none" fo:border-left="0.99pt solid #000000" fo:border-right="0.99pt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40" style:parent-style-name="Separador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7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42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45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134" style:family="table-cell" style:name="ce21" style:parent-style-name="Default">
      <style:table-cell-properties fo:border="0.99pt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4" style:family="table-cell" style:name="ce47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4" style:family="table-cell" style:name="ce48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font-size-asian="12pt" style:font-size-complex="12pt" style:text-underline-style="none"/>
    </style:style>
    <style:style style:data-style-name="N0" style:family="table-cell" style:name="ce49" style:parent-style-name="Tabela">
      <style:table-cell-properties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1pt" fo:font-weight="normal" style:font-name="Arial" style:font-size-asian="11pt" style:font-size-complex="11pt" style:text-underline-style="none"/>
    </style:style>
    <style:style style:data-style-name="N0" style:family="table-cell" style:name="ce50" style:parent-style-name="Default">
      <style:table-cell-properties fo:border="0.99pt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font-size-asian="12pt" style:font-size-complex="12pt" style:text-underline-style="none"/>
    </style:style>
    <style:style style:data-style-name="N0" style:family="table-cell" style:name="ce2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text-underline-style="none"/>
    </style:style>
    <style:style style:data-style-name="N0" style:family="table-cell" style:name="ce5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text-properties fo:color="#000000" fo:font-size="12pt" fo:font-weight="normal" style:font-name="Arial" style:font-size-asian="12pt" style:font-size-complex="12pt" style:text-underline-style="none"/>
    </style:style>
    <style:style style:family="table-cell" style:name="ce55" style:parent-style-name="Default">
      <style:text-properties fo:font-size="12pt" style:font-size-asian="12pt" style:font-size-complex="12pt"/>
    </style:style>
    <style:style style:family="table-row" style:name="a3b2182">
      <style:table-row-properties style:row-height="0.2756in"/>
    </style:style>
    <style:style style:family="table-row" style:name="a60af16">
      <style:table-row-properties style:row-height="0.2756in"/>
    </style:style>
    <style:style style:family="table-row" style:name="a37499e">
      <style:table-row-properties style:row-height="0.2756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7"/>
        <table:table-column table:default-cell-style-name="Default" table:style-name="co8"/>
        <table:table-column table:default-cell-style-name="Default" table:style-name="co9"/>
        <table:table-column table:default-cell-style-name="Default" table:number-columns-repeated="247" table:style-name="co10"/>
        <table:table-column table:default-cell-style-name="Default" table:number-columns-repeated="767" table:style-name="co11"/>
        <table:table-header-rows>
          <table:table-row table:style-name="ro1"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7">
              <text:p>NF - SERV. PROD. </text:p>
            </table:table-cell>
            <table:table-cell calcext:value-type="string" office:value-type="string" table:style-name="ce11">
              <text:p>R$</text:p>
            </table:table-cell>
            <table:table-cell table:style-name="ce15"/>
            <table:table-cell calcext:value-type="string" office:value-type="string" table:style-name="ce17">
              <text:p>PAGO</text:p>
            </table:table-cell>
            <table:table-cell calcext:value-type="string" office:value-type="string" table:style-name="ce11">
              <text:p>VALOR</text:p>
            </table:table-cell>
            <table:table-cell calcext:value-type="string" office:value-type="string" table:style-name="ce1">
              <text:p>DATA</text:p>
            </table:table-cell>
            <table:table-cell calcext:value-type="string" office:value-type="string" table:style-name="ce21">
              <text:p>SALDO DEVEDOR</text:p>
            </table:table-cell>
            <table:table-cell calcext:value-type="string" office:value-type="string" table:style-name="ce17">
              <text:p>OBS.:</text:p>
            </table:table-cell>
            <table:table-cell table:number-columns-repeated="55" table:style-name="ce26"/>
            <table:table-cell table:number-columns-repeated="959"/>
          </table:table-row>
        </table:table-header-rows>
        <table:table-row table:style-name="ro2">
          <table:table-cell calcext:value-type="date" office:date-value="2021-07-31" office:value-type="date" table:style-name="ce9">
            <text:p>31/07/2021</text:p>
          </table:table-cell>
          <table:table-cell calcext:value-type="string" office:value-type="string" table:style-name="ce30">
            <text:p>Mens. 07/2021 (A.C.)</text:p>
          </table:table-cell>
          <table:table-cell calcext:value-type="float" office:value="50" office:value-type="float" table:style-name="ce35">
            <text:p>50,00</text:p>
          </table:table-cell>
          <table:table-cell table:style-name="ce40"/>
          <table:table-cell calcext:value-type="string" office:value-type="string" table:style-name="ce42">
            <text:p>pg</text:p>
          </table:table-cell>
          <table:table-cell calcext:value-type="float" office:value="50" office:value-type="float" table:style-name="ce35">
            <text:p>50,00</text:p>
          </table:table-cell>
          <table:table-cell calcext:value-type="date" office:date-value="2021-11-12" office:value-type="date" table:style-name="ce9">
            <text:p>12/11/2021</text:p>
          </table:table-cell>
          <table:table-cell calcext:value-type="float" office:value="0" office:value-type="float" table:formula="of:=[.C2]-[.F2]" table:style-name="ce47">
            <text:p>-</text:p>
          </table:table-cell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ro2">
          <table:table-cell calcext:value-type="date" office:date-value="2021-08-31" office:value-type="date" table:style-name="ce9">
            <text:p>31/08/2021</text:p>
          </table:table-cell>
          <table:table-cell calcext:value-type="string" office:value-type="string" table:style-name="ce30">
            <text:p>Mens. 08/2021 (A.C.)</text:p>
          </table:table-cell>
          <table:table-cell calcext:value-type="float" office:value="50" office:value-type="float" table:style-name="ce35">
            <text:p>50,00</text:p>
          </table:table-cell>
          <table:table-cell table:style-name="ce40"/>
          <table:table-cell calcext:value-type="string" office:value-type="string" table:style-name="ce42">
            <text:p>pg</text:p>
          </table:table-cell>
          <table:table-cell calcext:value-type="float" office:value="50" office:value-type="float" table:style-name="ce35">
            <text:p>50,00</text:p>
          </table:table-cell>
          <table:table-cell calcext:value-type="date" office:date-value="2021-11-12" office:value-type="date" table:style-name="ce9">
            <text:p>12/11/2021</text:p>
          </table:table-cell>
          <table:table-cell calcext:value-type="float" office:value="0" office:value-type="float" table:formula="of:=[.C3]-[.F3]" table:style-name="ce47">
            <text:p>-</text:p>
          </table:table-cell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ro2">
          <table:table-cell calcext:value-type="date" office:date-value="2021-09-30" office:value-type="date" table:style-name="ce9">
            <text:p>30/09/2021</text:p>
          </table:table-cell>
          <table:table-cell calcext:value-type="string" office:value-type="string" table:style-name="ce30">
            <text:p>Mens. 09/2021 (A.C.)</text:p>
          </table:table-cell>
          <table:table-cell calcext:value-type="float" office:value="50" office:value-type="float" table:style-name="ce35">
            <text:p>50,00</text:p>
          </table:table-cell>
          <table:table-cell table:style-name="ce40"/>
          <table:table-cell calcext:value-type="string" office:value-type="string" table:style-name="ce42">
            <text:p>pg</text:p>
          </table:table-cell>
          <table:table-cell calcext:value-type="float" office:value="50" office:value-type="float" table:style-name="ce35">
            <text:p>50,00</text:p>
          </table:table-cell>
          <table:table-cell calcext:value-type="date" office:date-value="2021-11-12" office:value-type="date" table:style-name="ce9">
            <text:p>12/11/2021</text:p>
          </table:table-cell>
          <table:table-cell calcext:value-type="float" office:value="0" office:value-type="float" table:formula="of:=[.C4]-[.F4]" table:style-name="ce47">
            <text:p>-</text:p>
          </table:table-cell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ro2">
          <table:table-cell calcext:value-type="date" office:date-value="2021-10-31" office:value-type="date" table:style-name="ce9">
            <text:p>31/10/2021</text:p>
          </table:table-cell>
          <table:table-cell calcext:value-type="string" office:value-type="string" table:style-name="ce30">
            <text:p>Mens. 10/2021 (A.C.)</text:p>
          </table:table-cell>
          <table:table-cell calcext:value-type="float" office:value="50" office:value-type="float" table:style-name="ce35">
            <text:p>50,00</text:p>
          </table:table-cell>
          <table:table-cell table:style-name="ce40"/>
          <table:table-cell calcext:value-type="string" office:value-type="string" table:style-name="ce42">
            <text:p>não</text:p>
          </table:table-cell>
          <table:table-cell calcext:value-type="float" office:value="0" office:value-type="float" table:style-name="ce35">
            <text:p>-</text:p>
          </table:table-cell>
          <table:table-cell calcext:value-type="string" office:value-type="string" table:style-name="ce9">
            <text:p/>
          </table:table-cell>
          <table:table-cell calcext:value-type="float" office:value="50" office:value-type="float" table:formula="of:=[.C5]-[.F5]" table:style-name="ce47">
            <text:p>50,00</text:p>
          </table:table-cell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ro2">
          <table:table-cell calcext:value-type="date" office:date-value="2021-11-30" office:value-type="date" table:style-name="ce9">
            <text:p>30/11/2021</text:p>
          </table:table-cell>
          <table:table-cell calcext:value-type="string" office:value-type="string" table:style-name="ce30">
            <text:p>Serviço encerramento</text:p>
          </table:table-cell>
          <table:table-cell calcext:value-type="float" office:value="500" office:value-type="float" table:style-name="ce35">
            <text:p>500,00</text:p>
          </table:table-cell>
          <table:table-cell table:style-name="ce40"/>
          <table:table-cell calcext:value-type="string" office:value-type="string" table:style-name="ce42">
            <text:p>pg</text:p>
          </table:table-cell>
          <table:table-cell calcext:value-type="float" office:value="500" office:value-type="float" table:style-name="ce35">
            <text:p>500,00</text:p>
          </table:table-cell>
          <table:table-cell calcext:value-type="date" office:date-value="2021-11-16" office:value-type="date" table:style-name="ce9">
            <text:p>16/11/2021</text:p>
          </table:table-cell>
          <table:table-cell calcext:value-type="float" office:value="0" office:value-type="float" table:formula="of:=[.C6]-[.F6]" table:style-name="ce47">
            <text:p>-</text:p>
          </table:table-cell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a3b2182">
          <table:table-cell calcext:value-type="date" office:date-value="2021-12-31" office:value-type="date" table:style-name="ce9">
            <text:p>2021-12-31</text:p>
          </table:table-cell>
          <table:table-cell calcext:value-type="string" office:string-value="Mens. 12/2021 (A.C.)" office:value-type="string" table:style-name="ce30">
            <text:p>Mens. 12/2021 (A.C.)</text:p>
          </table:table-cell>
          <table:table-cell calcext:value-type="float" office:value="50.0" office:value-type="float" table:style-name="ce35">
            <text:p>50.0</text:p>
          </table:table-cell>
          <table:table-cell table:style-name="ce40"/>
          <table:table-cell calcext:value-type="string" office:string-value="não" office:value-type="string" table:style-name="ce42">
            <text:p>não</text:p>
          </table:table-cell>
          <table:table-cell calcext:value-type="float" office:value="0.0" office:value-type="float" table:style-name="ce35">
            <text:p>0.0</text:p>
          </table:table-cell>
          <table:table-cell calcext:value-type="date" office:string-value="" office:value-type="string" table:style-name="ce9">
            <text:p/>
          </table:table-cell>
          <table:table-cell calcext:value-type="float" table:formula="=C7-F7" table:style-name="ce47"/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a60af16">
          <table:table-cell calcext:value-type="date" office:date-value="2022-01-31" office:value-type="date" table:style-name="ce9">
            <text:p>2022-01-31</text:p>
          </table:table-cell>
          <table:table-cell calcext:value-type="string" office:string-value="Mens. 01/2022 (A.C.)" office:value-type="string" table:style-name="ce30">
            <text:p>Mens. 01/2022 (A.C.)</text:p>
          </table:table-cell>
          <table:table-cell calcext:value-type="float" office:value="50.0" office:value-type="float" table:style-name="ce35">
            <text:p>50.0</text:p>
          </table:table-cell>
          <table:table-cell table:style-name="ce40"/>
          <table:table-cell calcext:value-type="string" office:string-value="não" office:value-type="string" table:style-name="ce42">
            <text:p>não</text:p>
          </table:table-cell>
          <table:table-cell calcext:value-type="float" office:value="0.0" office:value-type="float" table:style-name="ce35">
            <text:p>0.0</text:p>
          </table:table-cell>
          <table:table-cell calcext:value-type="date" office:string-value="" office:value-type="string" table:style-name="ce9">
            <text:p/>
          </table:table-cell>
          <table:table-cell calcext:value-type="float" table:formula="=C8-F8" table:style-name="ce47"/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a37499e">
          <table:table-cell calcext:value-type="date" office:date-value="2022-02-28" office:value-type="date" table:style-name="ce9">
            <text:p>2022-02-28</text:p>
          </table:table-cell>
          <table:table-cell calcext:value-type="string" office:string-value="Mens. 02/2022 (A.C.)" office:value-type="string" table:style-name="ce30">
            <text:p>Mens. 02/2022 (A.C.)</text:p>
          </table:table-cell>
          <table:table-cell calcext:value-type="float" office:value="50.0" office:value-type="float" table:style-name="ce35">
            <text:p>50.0</text:p>
          </table:table-cell>
          <table:table-cell table:style-name="ce40"/>
          <table:table-cell calcext:value-type="string" office:string-value="não" office:value-type="string" table:style-name="ce42">
            <text:p>não</text:p>
          </table:table-cell>
          <table:table-cell calcext:value-type="float" office:value="0.0" office:value-type="float" table:style-name="ce35">
            <text:p>0.0</text:p>
          </table:table-cell>
          <table:table-cell calcext:value-type="date" office:string-value="" office:value-type="string" table:style-name="ce9">
            <text:p/>
          </table:table-cell>
          <table:table-cell calcext:value-type="float" table:formula="=C9-F9" table:style-name="ce47"/>
          <table:table-cell table:style-name="ce49"/>
          <table:table-cell table:number-columns-repeated="55" table:style-name="ce26"/>
          <table:table-cell table:number-columns-repeated="959"/>
        </table:table-row>
        <table:table-row table:style-name="ro2">
          <table:table-cell table:number-columns-repeated="6" table:style-name="ce14"/>
          <table:table-cell calcext:value-type="string" office:value-type="string" table:style-name="ce45">
            <text:p>TOTAL</text:p>
          </table:table-cell>
          <table:table-cell calcext:value-type="float" office:value="50" office:value-type="float" table:formula="=SUM(H2:H9)" table:style-name="ce48">
            <text:p>50,00</text:p>
          </table:table-cell>
          <table:table-cell table:style-name="ce50"/>
          <table:table-cell table:number-columns-repeated="247" table:style-name="ce54"/>
          <table:table-cell table:number-columns-repeated="767" table:style-name="ce55"/>
        </table:table-row>
        <table:table-row table:style-name="ro2">
          <table:table-cell table:style-name="ce20"/>
          <table:table-cell table:style-name="ce31"/>
          <table:table-cell table:style-name="ce36"/>
          <table:table-cell table:style-name="ce37"/>
          <table:table-cell table:style-name="ce43"/>
          <table:table-cell table:style-name="ce37"/>
          <table:table-cell table:style-name="ce28"/>
          <table:table-cell table:style-name="ce37"/>
          <table:table-cell table:style-name="ce43"/>
          <table:table-cell table:number-columns-repeated="55" table:style-name="ce26"/>
          <table:table-cell table:number-columns-repeated="959"/>
        </table:table-row>
        <table:table-row table:style-name="ro2">
          <table:table-cell table:style-name="ce23"/>
          <table:table-cell/>
          <table:table-cell table:style-name="ce36"/>
          <table:table-cell table:style-name="ce37"/>
          <table:table-cell table:style-name="ce43"/>
          <table:table-cell table:style-name="ce37"/>
          <table:table-cell table:style-name="ce28"/>
          <table:table-cell table:style-name="ce37"/>
          <table:table-cell table:style-name="ce43"/>
          <table:table-cell table:number-columns-repeated="55" table:style-name="ce26"/>
          <table:table-cell table:number-columns-repeated="959"/>
        </table:table-row>
        <table:table-row table:style-name="ro2">
          <table:table-cell table:style-name="ce23"/>
          <table:table-cell table:style-name="ce31"/>
          <table:table-cell table:style-name="ce36"/>
          <table:table-cell table:style-name="ce37"/>
          <table:table-cell table:style-name="ce43"/>
          <table:table-cell table:style-name="ce37"/>
          <table:table-cell table:style-name="ce28"/>
          <table:table-cell table:style-name="ce37"/>
          <table:table-cell table:style-name="ce43"/>
          <table:table-cell table:number-columns-repeated="55" table:style-name="ce26"/>
          <table:table-cell table:number-columns-repeated="959"/>
        </table:table-row>
        <table:table-row table:style-name="ro2">
          <table:table-cell table:style-name="ce28"/>
          <table:table-cell table:style-name="ce32"/>
          <table:table-cell table:style-name="ce36"/>
          <table:table-cell table:style-name="ce37"/>
          <table:table-cell table:style-name="ce43"/>
          <table:table-cell table:style-name="ce37"/>
          <table:table-cell table:style-name="ce28"/>
          <table:table-cell table:style-name="ce37"/>
          <table:table-cell table:style-name="ce43"/>
          <table:table-cell table:number-columns-repeated="55" table:style-name="ce26"/>
          <table:table-cell table:number-columns-repeated="959"/>
        </table:table-row>
        <table:table-row table:number-rows-repeated="31972" table:style-name="ro3">
          <table:table-cell table:style-name="ce28"/>
          <table:table-cell table:style-name="ce32"/>
          <table:table-cell table:number-columns-repeated="2" table:style-name="ce37"/>
          <table:table-cell table:style-name="ce43"/>
          <table:table-cell table:style-name="ce37"/>
          <table:table-cell table:style-name="ce28"/>
          <table:table-cell table:style-name="ce37"/>
          <table:table-cell table:style-name="ce43"/>
          <table:table-cell table:number-columns-repeated="55" table:style-name="ce26"/>
          <table:table-cell table:number-columns-repeated="959"/>
        </table:table-row>
        <table:table-row table:number-rows-repeated="33556" table:style-name="ro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contains-header="false" table:name="__Anonymous_Sheet_DB__0" table:target-range-address="'Situação do Cliente'.A2:'Situação do Cliente'.AMJ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Devanagari" svg:font-family="'Lohit Devanagari'"/>
    <style:font-face style:font-family-generic="system" style:font-pitch="variable" style:name="Noto Sans CJK SC" svg:font-family="'Noto Sans CJK SC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8P0" style:volatile="true">
      <number:currency-symbol number:country="BR" number:language="pt">R$</number:currency-symbol>
      <number:number loext:min-decimal-places="2" number:decimal-places="2" number:grouping="true" number:min-integer-digits="1"/>
    </number:currency-style>
    <number:currency-style style:name="N108">
      <style:text-properties fo:color="#ff0000"/>
      <number:text>(</number:text>
      <number:currency-symbol number:country="BR" number:language="pt">R$</number:currency-symbol>
      <number:number loext:min-decimal-places="2" number:decimal-places="2" number:grouping="true" number:min-integer-digits="1"/>
      <number:text>)</number:text>
      <style:map style:apply-style-name="N108P0" style:condition="value()&gt;=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loext:min-decimal-places="0" number:decimal-places="0" number:grouping="true" number:min-integer-digits="1"/>
      <number:text> </number:text>
    </number:number-style>
    <number:number-style style:name="N117">
      <number:text>-</number:text>
      <number:number loext:min-decimal-places="0" number:decimal-places="0" number:grouping="true" number:min-integer-digits="1"/>
      <number:text> </number:text>
      <style:map style:apply-style-name="N117P0" style:condition="value()&gt;=0"/>
    </number:number-style>
    <number:number-style style:name="N118P0" style:volatile="true">
      <number:number loext:min-decimal-places="0" number:decimal-places="0" number:grouping="true" number:min-integer-digits="1"/>
      <number:text> </number:text>
    </number:number-style>
    <number:number-style style:name="N118">
      <style:text-properties fo:color="#ff0000"/>
      <number:text>-</number:text>
      <number:number loext:min-decimal-places="0" number:decimal-places="0" number:grouping="true" number:min-integer-digits="1"/>
      <number:text> </number:text>
      <style:map style:apply-style-name="N118P0" style:condition="value()&gt;=0"/>
    </number:number-style>
    <number:number-style style:name="N120P0" style:volatile="true">
      <number:number loext:min-decimal-places="2" number:decimal-places="2" number:grouping="true" number:min-integer-digits="1"/>
      <number:text> </number:text>
    </number:number-style>
    <number:number-style style:name="N120">
      <number:text>-</number:text>
      <number:number loext:min-decimal-places="2" number:decimal-places="2" number:grouping="true" number:min-integer-digits="1"/>
      <number:text> </number:text>
      <style:map style:apply-style-name="N120P0" style:condition="value()&gt;=0"/>
    </number:number-style>
    <number:number-style style:name="N121P0" style:volatile="true">
      <number:number loext:min-decimal-places="2" number:decimal-places="2" number:grouping="true" number:min-integer-digits="1"/>
      <number:text> </number:text>
    </number:number-style>
    <number:number-style style:name="N121">
      <style:text-properties fo:color="#ff0000"/>
      <number:text>-</number:text>
      <number:number loext:min-decimal-places="2" number:decimal-places="2" number:grouping="true" number:min-integer-digits="1"/>
      <number:text> </number:text>
      <style:map style:apply-style-name="N121P0" style:condition="value()&gt;=0"/>
    </number:number-style>
    <number:time-style style:name="N122">
      <number:minutes number:style="long"/>
      <number:text>:</number:text>
      <number:seconds number:style="long"/>
    </number:time-style>
    <number:time-style number:truncate-on-overflow="false" style:name="N123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loext:exponent-interval="1" loext:forced-exponent-sign="true" loext:min-decimal-places="1" number:decimal-places="1" number:min-exponent-digits="1" number:min-integer-digits="1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apply-style-name="N127P0" style:condition="value()&gt;=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apply-style-name="N128P0" style:condition="value()&gt;=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apply-style-name="N130P0" style:condition="value()&gt;0"/>
      <style:map style:apply-style-name="N130P1" style:condition="value()&lt;0"/>
    </number:number-style>
    <number:number-style style:name="N132P0" style:volatile="true">
      <number:number loext:min-decimal-places="0" number:decimal-places="0" number:grouping="true" number:min-integer-digits="1"/>
    </number:number-style>
    <number:number-style style:name="N132P1" style:volatile="true">
      <number:text>(</number:text>
      <number:number loext:min-decimal-places="0" number:decimal-places="0" number:grouping="true" number:min-integer-digits="1"/>
      <number:text>)</number:text>
    </number:number-style>
    <number:number-style style:name="N132">
      <number:text>-</number:text>
      <style:map style:apply-style-name="N132P0" style:condition="value()&gt;0"/>
      <style:map style:apply-style-name="N132P1" style:condition="value()&lt;0"/>
    </number:number-style>
    <number:number-style style:name="N134P0" style:volatile="true">
      <number:number loext:min-decimal-places="2" number:decimal-places="2" number:grouping="true" number:min-integer-digits="1"/>
    </number:number-style>
    <number:number-style style:name="N134P1" style:volatile="true">
      <number:text>(</number:text>
      <number:number loext:min-decimal-places="2" number:decimal-places="2" number:grouping="true" number:min-integer-digits="1"/>
      <number:text>)</number:text>
    </number:number-style>
    <number:number-style style:name="N134">
      <number:text>-</number:text>
      <number:number loext:min-decimal-places="0" number:decimal-places="0" number:min-integer-digits="0"/>
      <style:map style:apply-style-name="N134P0" style:condition="value()&gt;0"/>
      <style:map style:apply-style-name="N134P1" style:condition="value()&lt;0"/>
    </number:number-style>
    <number:number-style style:name="N136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6"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6P0" style:condition="value()&gt;=0"/>
    </number:number-style>
    <number:number-style style:name="N137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37">
      <style:text-properties fo:color="#ff0000"/>
      <number:text>(R$""""""""""""""""""""""""""""""""</number:text>
      <number:number loext:min-decimal-places="0" number:decimal-places="0" number:grouping="true" number:min-integer-digits="1"/>
      <number:text>)</number:text>
      <style:map style:apply-style-name="N137P0" style:condition="value()&gt;=0"/>
    </number:number-style>
    <number:number-style style:name="N139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39"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39P0" style:condition="value()&gt;=0"/>
    </number:number-style>
    <number:number-style style:name="N140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0">
      <style:text-properties fo:color="#ff0000"/>
      <number:text>(R$""""""""""""""""""""""""""""""""</number:text>
      <number:number loext:min-decimal-places="2" number:decimal-places="2" number:grouping="true" number:min-integer-digits="1"/>
      <number:text>)</number:text>
      <style:map style:apply-style-name="N140P0" style:condition="value()&gt;=0"/>
    </number:number-style>
    <number:number-style style:name="N142P0" style:volatile="true">
      <number:text>R$""""""""""""""""""""""""""""""""</number:text>
      <number:number loext:min-decimal-places="0" number:decimal-places="0" number:grouping="true" number:min-integer-digits="1"/>
    </number:number-style>
    <number:number-style style:name="N142P1" style:volatile="true">
      <number:text>R$(""""""""""""""""""""""""""""""""</number:text>
      <number:number loext:min-decimal-places="0" number:decimal-places="0" number:grouping="true" number:min-integer-digits="1"/>
      <number:text>)</number:text>
    </number:number-style>
    <number:number-style style:name="N142">
      <number:text>R$-""""""""""""""""""""""""""""""""</number:text>
      <style:map style:apply-style-name="N142P0" style:condition="value()&gt;0"/>
      <style:map style:apply-style-name="N142P1" style:condition="value()&lt;0"/>
    </number:number-style>
    <number:number-style style:name="N144P0" style:volatile="true">
      <number:text>R$""""""""""""""""""""""""""""""""</number:text>
      <number:number loext:min-decimal-places="2" number:decimal-places="2" number:grouping="true" number:min-integer-digits="1"/>
    </number:number-style>
    <number:number-style style:name="N144P1" style:volatile="true">
      <number:text>R$(""""""""""""""""""""""""""""""""</number:text>
      <number:number loext:min-decimal-places="2" number:decimal-places="2" number:grouping="true" number:min-integer-digits="1"/>
      <number:text>)</number:text>
    </number:number-style>
    <number:number-style style:name="N144">
      <number:text>R$-""""""""""""""""""""""""""""""""</number:text>
      <number:number loext:min-decimal-places="0" number:decimal-places="0" number:min-integer-digits="0"/>
      <style:map style:apply-style-name="N144P0" style:condition="value()&gt;0"/>
      <style:map style:apply-style-name="N144P1" style:condition="value()&lt;0"/>
    </number:number-style>
    <number:date-style style:name="N145">
      <number:month number:style="long"/>
      <number:text>/</number:text>
      <number:year number:style="long"/>
    </number:date-style>
    <number:number-style style:name="N147P0" style:volatile="true">
      <number:text>R$""""""""""""""""</number:text>
      <number:number loext:min-decimal-places="0" number:decimal-places="0" number:grouping="true" number:min-integer-digits="1"/>
    </number:number-style>
    <number:number-style style:name="N147">
      <number:text>(R$""""""""""""""""</number:text>
      <number:number loext:min-decimal-places="0" number:decimal-places="0" number:grouping="true" number:min-integer-digits="1"/>
      <number:text>)</number:text>
      <style:map style:apply-style-name="N147P0" style:condition="value()&gt;=0"/>
    </number:number-style>
    <number:number-style style:name="N148P0" style:volatile="true">
      <number:text>R$""""""""""""""""</number:text>
      <number:number loext:min-decimal-places="0" number:decimal-places="0" number:grouping="true" number:min-integer-digits="1"/>
    </number:number-style>
    <number:number-style style:name="N148">
      <style:text-properties fo:color="#ff0000"/>
      <number:text>(R$""""""""""""""""</number:text>
      <number:number loext:min-decimal-places="0" number:decimal-places="0" number:grouping="true" number:min-integer-digits="1"/>
      <number:text>)</number:text>
      <style:map style:apply-style-name="N148P0" style:condition="value()&gt;=0"/>
    </number:number-style>
    <number:number-style style:name="N150P0" style:volatile="true">
      <number:text>R$""""""""""""""""</number:text>
      <number:number loext:min-decimal-places="2" number:decimal-places="2" number:grouping="true" number:min-integer-digits="1"/>
    </number:number-style>
    <number:number-style style:name="N150">
      <number:text>(R$""""""""""""""""</number:text>
      <number:number loext:min-decimal-places="2" number:decimal-places="2" number:grouping="true" number:min-integer-digits="1"/>
      <number:text>)</number:text>
      <style:map style:apply-style-name="N150P0" style:condition="value()&gt;=0"/>
    </number:number-style>
    <number:number-style style:name="N151P0" style:volatile="true">
      <number:text>R$""""""""""""""""</number:text>
      <number:number loext:min-decimal-places="2" number:decimal-places="2" number:grouping="true" number:min-integer-digits="1"/>
    </number:number-style>
    <number:number-style style:name="N151">
      <style:text-properties fo:color="#ff0000"/>
      <number:text>(R$""""""""""""""""</number:text>
      <number:number loext:min-decimal-places="2" number:decimal-places="2" number:grouping="true" number:min-integer-digits="1"/>
      <number:text>)</number:text>
      <style:map style:apply-style-name="N151P0" style:condition="value()&gt;=0"/>
    </number:number-style>
    <number:number-style style:name="N153P0" style:volatile="true">
      <number:text>R$""""""""""""""""</number:text>
      <number:number loext:min-decimal-places="0" number:decimal-places="0" number:grouping="true" number:min-integer-digits="1"/>
    </number:number-style>
    <number:number-style style:name="N153P1" style:volatile="true">
      <number:text>R$(""""""""""""""""</number:text>
      <number:number loext:min-decimal-places="0" number:decimal-places="0" number:grouping="true" number:min-integer-digits="1"/>
      <number:text>)</number:text>
    </number:number-style>
    <number:number-style style:name="N153">
      <number:text>R$-""""""""""""""""</number:text>
      <style:map style:apply-style-name="N153P0" style:condition="value()&gt;0"/>
      <style:map style:apply-style-name="N153P1" style:condition="value()&lt;0"/>
    </number:number-style>
    <number:number-style style:name="N155P0" style:volatile="true">
      <number:text>R$""""""""""""""""</number:text>
      <number:number loext:min-decimal-places="2" number:decimal-places="2" number:grouping="true" number:min-integer-digits="1"/>
    </number:number-style>
    <number:number-style style:name="N155P1" style:volatile="true">
      <number:text>R$(""""""""""""""""</number:text>
      <number:number loext:min-decimal-places="2" number:decimal-places="2" number:grouping="true" number:min-integer-digits="1"/>
      <number:text>)</number:text>
    </number:number-style>
    <number:number-style style:name="N155">
      <number:text>R$-""""""""""""""""</number:text>
      <number:number loext:min-decimal-places="0" number:decimal-places="0" number:min-integer-digits="0"/>
      <style:map style:apply-style-name="N155P0" style:condition="value()&gt;0"/>
      <style:map style:apply-style-name="N155P1" style:condition="value()&lt;0"/>
    </number:number-style>
    <number:number-style style:name="N156P0" style:volatile="true">
      <number:number number:min-integer-digits="1"/>
      <number:text/>
    </number:number-style>
    <number:number-style style:name="N156P1" style:volatile="true">
      <number:number number:min-integer-digits="1"/>
      <number:text/>
    </number:number-style>
    <number:number-style style:name="N156">
      <number:text>- DM""""""""""""""""""""""""""""""""""""""""""""""""""</number:text>
      <style:map style:apply-style-name="N156P0" style:condition="value()&gt;0"/>
      <style:map style:apply-style-name="N156P1" style:condition="value()&lt;0"/>
    </number:number-style>
    <number:number-style style:name="N158P0" style:volatile="true">
      <number:number loext:min-decimal-places="0" number:decimal-places="0" number:grouping="true" number:min-integer-digits="1"/>
      <number:text> </number:text>
    </number:number-style>
    <number:number-style style:name="N158P1" style:volatile="true">
      <number:text>-</number:text>
      <number:number loext:min-decimal-places="0" number:decimal-places="0" number:grouping="true" number:min-integer-digits="1"/>
      <number:text> </number:text>
    </number:number-style>
    <number:number-style style:name="N158">
      <number:text>- </number:text>
      <style:map style:apply-style-name="N158P0" style:condition="value()&gt;0"/>
      <style:map style:apply-style-name="N158P1" style:condition="value()&lt;0"/>
    </number:number-style>
    <number:number-style style:name="N159P0" style:volatile="true">
      <number:number number:min-integer-digits="1"/>
      <number:text/>
    </number:number-style>
    <number:number-style style:name="N159P1" style:volatile="true">
      <number:number number:min-integer-digits="1"/>
      <number:text/>
    </number:number-style>
    <number:number-style style:name="N159">
      <number:text>-</number:text>
      <number:number loext:min-decimal-places="0" number:decimal-places="0" number:min-integer-digits="0"/>
      <number:text> DM"""""""""""""""""""""""""""""""""""""""""""""""""</number:text>
      <style:map style:apply-style-name="N159P0" style:condition="value()&gt;0"/>
      <style:map style:apply-style-name="N159P1" style:condition="value()&lt;0"/>
    </number:number-style>
    <number:number-style style:name="N161P0" style:volatile="true">
      <number:number loext:min-decimal-places="2" number:decimal-places="2" number:grouping="true" number:min-integer-digits="1"/>
      <number:text> </number:text>
    </number:number-style>
    <number:number-style style:name="N161P1" style:volatile="true">
      <number:text>-</number:text>
      <number:number loext:min-decimal-places="2" number:decimal-places="2" number:grouping="true" number:min-integer-digits="1"/>
      <number:text> </number:text>
    </number:number-style>
    <number:number-style style:name="N161">
      <number:text>-</number:text>
      <number:number loext:min-decimal-places="0" number:decimal-places="0" number:min-integer-digits="0"/>
      <number:text> </number:text>
      <style:map style:apply-style-name="N161P0" style:condition="value()&gt;0"/>
      <style:map style:apply-style-name="N161P1" style:condition="value()&lt;0"/>
    </number:number-style>
    <number:number-style style:name="N163P0" style:volatile="true">
      <number:text>R$"</number:text>
      <number:number loext:min-decimal-places="0" number:decimal-places="0" number:min-integer-digits="0"/>
      <number:text>"</number:text>
    </number:number-style>
    <number:currency-style style:name="N163">
      <number:text>(</number:text>
      <number:currency-symbol/>
      <number:number loext:min-decimal-places="0" number:decimal-places="0" number:min-integer-digits="2"/>
      <number:text>)</number:text>
      <style:map style:apply-style-name="N163P0" style:condition="value()&gt;=0"/>
    </number:currency-style>
    <number:number-style style:name="N165P0" style:volatile="true">
      <number:text>R$"</number:text>
      <number:number loext:min-decimal-places="7" number:decimal-places="8" number:decimal-replacement="" number:grouping="true" number:min-integer-digits="1"/>
      <number:text>"</number:text>
    </number:number-style>
    <number:currency-style style:name="N165">
      <number:text>(</number:text>
      <number:currency-symbol/>
      <number:text>\,)</number:text>
      <style:map style:apply-style-name="N165P0" style:condition="value()&gt;=0"/>
    </number:currency-style>
    <style:style style:family="table-cell" style:name="Default"/>
    <style:style style:display-name="Heading (user)" style:family="table-cell" style:name="Heading_20__28_user_29_" style:parent-style-name="Default">
      <style:text-properties fo:color="#000000" fo:font-size="24pt" fo:font-style="normal" fo:font-weight="bold"/>
    </style:style>
    <style:style style:display-name="Heading 1" style:family="table-cell" style:name="Heading_20_1" style:parent-style-name="Heading_20__28_user_29_">
      <style:text-properties fo:color="#000000" fo:font-size="18pt" fo:font-style="normal" fo:font-weight="normal"/>
    </style:style>
    <style:style style:display-name="Heading 2" style:family="table-cell" style:name="Heading_20_2" style:parent-style-name="Heading_20__28_user_29_">
      <style:text-properties fo:color="#000000" fo:font-size="12pt" fo:font-style="normal" fo:font-weight="normal"/>
    </style:style>
    <style:style style:family="table-cell" style:name="Text" style:parent-style-name="Default"/>
    <style:style style:family="table-cell" style:name="Note" style:parent-style-name="Text">
      <style:table-cell-properties fo:background-color="#ffffcc" fo:border="0.74pt solid #808080" style:diagonal-bl-tr="none" style:diagonal-tl-br="none"/>
      <style:text-properties fo:color="#333333" fo:font-size="10pt" fo:font-style="normal" fo:font-weight="normal"/>
    </style:style>
    <style:style style:family="table-cell" style:name="Footnote" style:parent-style-name="Text">
      <style:text-properties fo:color="#808080" fo:font-size="10pt" fo:font-style="italic" fo:font-weight="normal"/>
    </style:style>
    <style:style style:family="table-cell" style:name="Hyperlink" style:parent-style-name="Text">
      <style:text-properties fo:color="#0000ee" fo:font-size="10pt" fo:font-style="normal" fo:font-weight="normal" style:text-underline-color="#0000ee" style:text-underline-style="solid" style:text-underline-width="auto"/>
    </style:style>
    <style:style style:family="table-cell" style:name="Status" style:parent-style-name="Default"/>
    <style:style style:family="table-cell" style:name="Good" style:parent-style-name="Status">
      <style:table-cell-properties fo:background-color="#ccffcc"/>
      <style:text-properties fo:color="#006600" fo:font-size="10pt" fo:font-style="normal" fo:font-weight="normal"/>
    </style:style>
    <style:style style:family="table-cell" style:name="Neutral" style:parent-style-name="Status">
      <style:table-cell-properties fo:background-color="#ffffcc"/>
      <style:text-properties fo:color="#996600" fo:font-size="10pt" fo:font-style="normal" fo:font-weight="normal"/>
    </style:style>
    <style:style style:family="table-cell" style:name="Bad" style:parent-style-name="Status">
      <style:table-cell-properties fo:background-color="#ffcccc"/>
      <style:text-properties fo:color="#cc0000" fo:font-size="10pt" fo:font-style="normal" fo:font-weight="normal"/>
    </style:style>
    <style:style style:family="table-cell" style:name="Warning" style:parent-style-name="Status">
      <style:text-properties fo:color="#cc0000" fo:font-size="10pt" fo:font-style="normal" fo:font-weight="normal"/>
    </style:style>
    <style:style style:family="table-cell" style:name="Error" style:parent-style-name="Status">
      <style:table-cell-properties fo:background-color="#cc0000"/>
      <style:text-properties fo:color="#ffffff" fo:font-size="10pt" fo:font-style="normal" fo:font-weight="bold"/>
    </style:style>
    <style:style style:family="table-cell" style:name="Accent" style:parent-style-name="Default">
      <style:text-properties fo:color="#000000" fo:font-size="10pt" fo:font-style="normal" fo:font-weight="bold"/>
    </style:style>
    <style:style style:display-name="Accent 1" style:family="table-cell" style:name="Accent_20_1" style:parent-style-name="Accent">
      <style:table-cell-properties fo:background-color="#000000"/>
      <style:text-properties fo:color="#ffffff" fo:font-size="10pt" fo:font-style="normal" fo:font-weight="normal"/>
    </style:style>
    <style:style style:display-name="Accent 2" style:family="table-cell" style:name="Accent_20_2" style:parent-style-name="Accent">
      <style:table-cell-properties fo:background-color="#808080"/>
      <style:text-properties fo:color="#ffffff" fo:font-size="10pt" fo:font-style="normal" fo:font-weight="normal"/>
    </style:style>
    <style:style style:display-name="Accent 3" style:family="table-cell" style:name="Accent_20_3" style:parent-style-name="Accent">
      <style:table-cell-properties fo:background-color="#dddddd"/>
    </style:style>
    <style:style style:display-name="Result (user)" style:family="table-cell" style:name="Result_20__28_user_29_" style:parent-style-name="Default">
      <style:text-properties fo:color="#000000" fo:font-size="10pt" fo:font-style="italic" fo:font-weight="bold" style:text-underline-color="#000000" style:text-underline-style="solid" style:text-underline-width="auto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99pt solid #000000"/>
    </style:style>
    <style:style style:family="table-cell" style:name="Separador" style:parent-style-name="Tabela">
      <style:table-cell-properties fo:background-color="transparent" fo:border-bottom="none" fo:border-left="0.99pt solid #000000" fo:border-right="0.99pt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2.49pt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country="PT" fo:font-size="16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color="font-color" style:text-underline-mode="continuous" style:text-underline-style="solid" style:text-underline-width="bold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country="PT" fo:font-size="14pt" fo:font-style="normal" fo:font-weight="bold" fo:language="pt" fo:letter-spacing="normal" fo:text-shadow="none" style:country-asian="BR" style:country-complex="BR" style:font-name="Arial2" style:font-name-asian="HG Mincho Light J" style:font-name-complex="Arial Unicode MS" style:font-relief="none" style:font-size-asian="10pt" style:font-size-complex="10pt" style:font-style-asian="normal" style:font-style-complex="normal" style:font-weight-asian="normal" style:font-weight-complex="normal" style:language-asian="pt" style:language-complex="pt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0%" style:text-underline-mode="continuous" style:text-underline-style="none"/>
    </style:style>
    <style:style style:family="text" style:name="MT4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line-through-type="none" style:text-outline="false" style:text-overline-mode="continuous" style:text-position="0% 100%" style:text-scale="0%" style:text-underline-mode="continuous" style:text-underline-style="none"/>
    </style:style>
    <style:style style:family="text" style:name="MT5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1-12-02">00/00/0000</text:date></text:span><text:span text:style-name="MT2"><text:s/>- </text:span><text:span text:style-name="MT2"><text:time style:data-style-name="N2" text:time-value="14:18:53.362915012">00:00:00</text:time></text:span><text:span text:style-name="MT2"><text:s/></text:span></text:p>
        </style:region-center>
        <style:region-right>
          <text:p><text:span text:style-name="MT4">Iole Rações</text:span></text:p>
          <text:p><text:span text:style-name="MT2">D. Armelinda - Tel.: (11) 2061-8482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Iole Rações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4:18:53.3662454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Carlos Augusto Marcicano</meta:initial-creator>
    <meta:creation-date>2000-10-16T13:06:55</meta:creation-date>
    <dc:date>2021-12-02T14:19:11.378270590</dc:date>
    <meta:print-date>2020-01-31T14:31:39.309000000</meta:print-date>
    <dc:language>pt-PT</dc:language>
    <meta:editing-cycles>429</meta:editing-cycles>
    <meta:editing-duration>PT19H39M59S</meta:editing-duration>
    <meta:document-statistic meta:table-count="1" meta:cell-count="45" meta:object-count="0"/>
    <meta:user-defined meta:name="Info 0"/>
    <meta:user-defined meta:name="Info 1"/>
    <meta:user-defined meta:name="Info 2"/>
    <meta:user-defined meta:name="Info 3"/>
  </office:meta>
</office:document-meta>
</file>